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39f5" officeooo:paragraph-rsid="000d39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Pelicula de acción (Título en ingles) (Título en castellano)</text:p>
      <text:p text:style-name="P1">- Series</text:p>
      <text:p text:style-name="P1">- Película nominada</text:p>
      <text:p text:style-name="P1">- Actor</text:p>
      <text:p text:style-name="P1">-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4:56:02.683174068</meta:creation-date>
    <dc:date>2019-05-06T15:03:30.028785530</dc:date>
    <meta:editing-duration>PT7M30S</meta:editing-duration>
    <meta:editing-cycles>1</meta:editing-cycles>
    <meta:document-statistic meta:table-count="0" meta:image-count="0" meta:object-count="0" meta:page-count="1" meta:paragraph-count="5" meta:word-count="18" meta:character-count="98" meta:non-whitespace-character-count="84"/>
    <meta:generator>LibreOffice/6.0.4.2$Linux_X86_64 LibreOffice_project/00m0$Build-2</meta:generator>
  </office:meta>
</office:document-meta>
</file>